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62519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80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33767"/>
          <table:table-cell office:value-type="float" office:value="0.0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.0"/>
          <table:table-cell office:value-type="float" office:value="4570.0"/>
          <table:table-cell office:value-type="float" office:value="12869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223834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.0"/>
          <table:table-cell office:value-type="float" office:value="4117.0"/>
          <table:table-cell office:value-type="float" office:value="11299.0"/>
          <table:table-cell office:value-type="float" office:value="106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72219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54688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0196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3.0"/>
          <table:table-cell office:value-type="float" office:value="6862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10513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570.0"/>
          <table:table-cell office:value-type="float" office:value="12881.0"/>
          <table:table-cell office:value-type="float" office:value="91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08733"/>
          <table:table-cell office:value-type="float" office:value="0.0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570.0"/>
          <table:table-cell office:value-type="float" office:value="12881.0"/>
          <table:table-cell office:value-type="float" office:value="88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63269"/>
          <table:table-cell office:value-type="float" office:value="0.1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117.0"/>
          <table:table-cell office:value-type="float" office:value="11311.0"/>
          <table:table-cell office:value-type="float" office:value="8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31209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08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2245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2.0"/>
          <table:table-cell office:value-type="float" office:value="6861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49786"/>
          <table:table-cell office:value-type="float" office:value="0.06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06.0"/>
          <table:table-cell office:value-type="float" office:value="4570.0"/>
          <table:table-cell office:value-type="float" office:value="12874.0"/>
          <table:table-cell office:value-type="float" office:value="87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74716"/>
          <table:table-cell office:value-type="float" office:value="0.0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4570.0"/>
          <table:table-cell office:value-type="float" office:value="12874.0"/>
          <table:table-cell office:value-type="float" office:value="91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52728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117.0"/>
          <table:table-cell office:value-type="float" office:value="11304.0"/>
          <table:table-cell office:value-type="float" office:value="61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